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cb232" officeooo:paragraph-rsid="001cb232"/>
    </style:style>
    <style:style style:name="P3" style:family="paragraph" style:parent-style-name="Table_20_Contents">
      <style:text-properties fo:language="pt" fo:country="BR" officeooo:rsid="001cb232" officeooo:paragraph-rsid="001cb232"/>
    </style:style>
    <style:style style:name="P4" style:family="paragraph" style:parent-style-name="Standard">
      <style:text-properties fo:language="pt" fo:country="BR" officeooo:rsid="001e5980" officeooo:paragraph-rsid="001e5980"/>
    </style:style>
    <style:style style:name="P5" style:family="paragraph" style:parent-style-name="Table_20_Contents">
      <style:text-properties fo:language="pt" fo:country="BR" officeooo:rsid="001dc169" officeooo:paragraph-rsid="001dc169"/>
    </style:style>
    <style:style style:name="P6" style:family="paragraph" style:parent-style-name="Table_20_Contents">
      <style:text-properties officeooo:rsid="001dc169" officeooo:paragraph-rsid="001dc169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Table_20_Contents">
      <style:text-properties officeooo:rsid="0020354d" officeooo:paragraph-rsid="0020354d"/>
    </style:style>
    <style:style style:name="P9" style:family="paragraph" style:parent-style-name="Table_20_Contents">
      <style:text-properties fo:font-style="italic" officeooo:rsid="0020354d" officeooo:paragraph-rsid="0020354d" style:font-style-asian="italic" style:font-style-complex="italic"/>
    </style:style>
    <style:style style:name="P10" style:family="paragraph" style:parent-style-name="Table_20_Contents">
      <style:text-properties fo:font-size="12pt" fo:font-style="italic" officeooo:rsid="0020354d" officeooo:paragraph-rsid="0020354d" style:font-size-asian="12pt" style:font-style-asian="italic" style:font-size-complex="12pt" style:font-style-complex="italic"/>
    </style:style>
    <style:style style:name="P11" style:family="paragraph" style:parent-style-name="Table_20_Contents">
      <style:text-properties fo:font-size="12pt" fo:font-style="normal" officeooo:rsid="0020354d" officeooo:paragraph-rsid="0020354d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fo:font-size="12pt" fo:font-style="normal" fo:font-weight="bold" officeooo:rsid="0020354d" officeooo:paragraph-rsid="0020354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text-properties fo:font-style="normal" officeooo:rsid="0020354d" officeooo:paragraph-rsid="0020354d" style:font-style-asian="normal" style:font-style-complex="normal"/>
    </style:style>
    <style:style style:name="T1" style:family="text">
      <style:text-properties officeooo:rsid="001e5980"/>
    </style:style>
    <style:style style:name="T2" style:family="text">
      <style:text-properties style:font-name="NimbusRomNo9L-Regu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-based and Data-driven TCP Design for Memory-constrained IoT</text:p>
      <text:p text:style-name="P1"/>
      <text:p text:style-name="P1"/>
      <text:p text:style-name="P1">I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Mais uma vez RL, com Q-learning</text:p>
            <text:p text:style-name="P5">Retem o slowStart, só aproveita o aprendizado no Congestion avoidance</text:p>
            <text:p text:style-name="P5">Estados e respectivas funções utilidades são mantidos em log para uso posterior</text:p>
            <text:p text:style-name="P5"/>
            <text:p text:style-name="P5">We analyze the impacts of function approximation on</text:p>
            <text:p text:style-name="P5">throughput and delay in CMAC and Fuzzy Kanervabased</text:p>
            <text:p text:style-name="P5">TCP Q-learning. In both approaches, the memory</text:p>
            <text:p text:style-name="P5">required to store the algorithm history can be</text:p>
            <text:p text:style-name="P5">greatly reduced.</text:p>
            <text:p text:style-name="P5"/>
            <text:p text:style-name="P5"/>
          </table:table-cell>
        </table:table-row>
      </table:table>
      <text:p text:style-name="P1"/>
      <text:p text:style-name="P1">II. MOTIVATION AND PRACTICAL RELEVANCE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/>
          </table:table-cell>
        </table:table-row>
      </table:table>
      <text:p text:style-name="P1"/>
      <text:p text:style-name="P1">III. RELATED WORK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control mechanisms have been proposed. For example, Cubic</text:p>
            <text:p text:style-name="Table_20_Contents">uses a cubic function to tweak the cwnd, and is known for</text:p>
            <text:p text:style-name="Table_20_Contents">its ability to aggressively search for spare bandwidth. Other</text:p>
            <text:p text:style-name="Table_20_Contents">end-to-end congestion control approaches includes Vegas [7],</text:p>
            <text:p text:style-name="Table_20_Contents">Westwood [8] and Fast [9]. While these protocols all have their</text:p>
            <text:p text:style-name="Table_20_Contents">own unique properties, they share the similar idea of using</text:p>
            <text:p text:style-name="Table_20_Contents">some fixed functions or rules to change cwnd to adapt to new</text:p>
            <text:p text:style-name="Table_20_Contents">network conditions. One problem with this fixed-rule strategy</text:p>
            <text:p text:style-name="Table_20_Contents">is that they cannot adapt to the complexity and rapid evolution</text:p>
            <text:p text:style-name="Table_20_Contents">of modern data networks. They do not learn from experience</text:p>
            <text:p text:style-name="Table_20_Contents">or history and are not able to predict the consequences of</text:p>
            <text:p text:style-name="Table_20_Contents">each action taken. Even if an action reduces performance, the</text:p>
            <text:p text:style-name="Table_20_Contents">algorithm will mechanically select the same action repeatedly</text:p>
            <text:p text:style-name="Table_20_Contents"/>
            <text:p text:style-name="P6">Remy trabalha com tabela que mapeia condição da rede com ação</text:p>
            <text:p text:style-name="P6">Mantém o SlowStart, <text:span text:style-name="T1">o algoritmo só entra no congestion avoidance</text:span></text:p>
            <text:p text:style-name="P6"/>
            <text:p text:style-name="P6"><text:s/><text:span text:style-name="T1">Mais uma vez faz-se necessárias funções de aproximação para viabilizar a estratégia</text:span></text:p>
            <text:p text:style-name="P6"/>
            <text:p text:style-name="P6"/>
            <text:p text:style-name="P6"/>
          </table:table-cell>
        </table:table-row>
      </table:table>
      <text:p text:style-name="P1"/>
      <text:p text:style-name="P1">IV. Q-LEARNING-BASED TCP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Em vez de usar “probes” para , ou seja, experimentos com taxas para saber qual delas deu o melhor resultado, o Q-learning foca na política de utilização.</text:p>
            <text:p text:style-name="P8">Mantém a fase de slow-start</text:p>
            <text:p text:style-name="P10"><text:soft-page-break/>TCPLearning sender uses the normal slow start phase of</text:p>
            <text:p text:style-name="P10">New Reno protocol.<text:span text:style-name="T2">If slow start ends when cwnd exceeds</text:span></text:p>
            <text:p text:style-name="P10"><text:span text:style-name="T2">threshold, the congestion control process enters the congestion</text:span></text:p>
            <text:p text:style-name="P10"><text:span text:style-name="T2">avoidance phase and our learning algorithm takes over controlling</text:span></text:p>
            <text:p text:style-name="P10"><text:span text:style-name="T2">cwnd.</text:span></text:p>
            <text:p text:style-name="P10"><text:span text:style-name="T2"/></text:p>
            <text:p text:style-name="P10"><text:span text:style-name="T2"/></text:p>
            <text:p text:style-name="P12"><text:span text:style-name="T2">Definição do estado da Rede <text:s/></text:span></text:p>
            <text:p text:style-name="P11"><text:span text:style-name="T2">ackwema em 10 intervalos</text:span></text:p>
            <text:p text:style-name="P11"><text:span text:style-name="T2">send_acwema em 10 intervalo</text:span></text:p>
            <text:p text:style-name="P11">rtt_ratio tambée em 10 intervalos.</text:p>
            <text:p text:style-name="P11">A tresh_hold obtida nos slow_start</text:p>
            <text:p text:style-name="P13"/>
            <text:p text:style-name="P13">Mais uma vez, discretização do espaço estado ação</text:p>
          </table:table-cell>
        </table:table-row>
      </table:table>
      <text:p text:style-name="P1"/>
      <text:p text:style-name="P1">VI. PERFORMANCE EVALUATION</text:p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Mais uma vez ns3, com duble e variando-se a largura de banda</text:p>
            <text:p text:style-name="P8">compara só com TCP-NewReno.</text:p>
            <text:p text:style-name="P8"/>
            <text:p text:style-name="P8">Comparação entre <text:s/>Throughput e delay médios</text:p>
            <text:p text:style-name="P8">Average Throughput and Delay</text:p>
            <text:p text:style-name="P8"/>
            <text:p text:style-name="P8"/>
            <text:p text:style-name="P8">Atribui a baixa performance do NewReno ao fato de não guardar memória nas ações. O que, de certa forma favorece a utilização de LSTM</text:p>
            <text:p text:style-name="P8"/>
            <text:p text:style-name="P9">Even worse, since the TCP New Reno algorithm</text:p>
            <text:p text:style-name="P9">has no memory of past actions and the effect of those actions</text:p>
            <text:p text:style-name="P9">on performance, it repeats the same behavior. Fig. 3 shows the</text:p>
            <text:p text:style-name="P9">size of the cwnd as a function of time during a simulation of</text:p>
            <text:p text:style-name="P9">TCP New Reno. The plot shows that the algorithm repeatedly</text:p>
            <text:p text:style-name="P9">makes the same incorrect decision which reduces performance.</text:p>
            <text:p text:style-name="P8"/>
            <text:p text:style-name="P8"/>
            <text:p text:style-name="P8"><text:s/>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"/>
      <text:p text:style-name="P1"/>
      <text:p text:style-name="P2">Vocabulário</text:p>
      <text:p text:style-name="P2"/>
      <text:p text:style-name="P2">trends – Tendência</text:p>
      <text:p text:style-name="P4">tiles – pavimentos, peça de revestimento, sugere uma área delimitada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13:09:57.774000000</dc:date>
    <meta:editing-duration>PT3H42M43S</meta:editing-duration>
    <meta:editing-cycles>4</meta:editing-cycles>
    <meta:generator>LibreOffice/7.4.2.3$Windows_X86_64 LibreOffice_project/382eef1f22670f7f4118c8c2dd222ec7ad009daf</meta:generator>
    <meta:document-statistic meta:table-count="5" meta:image-count="0" meta:object-count="0" meta:page-count="3" meta:paragraph-count="58" meta:word-count="468" meta:character-count="2917" meta:non-whitespace-character-count="2499"/>
  </office:meta>
</office:document-meta>
</file>